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OrderedBidiMapDecorator.previou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BidiMapDecorator.fir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BidiMapDecorator.la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BidiMapDecorator.getOrderedBidi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BidiMapDecorator.ordered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BidiMapDecorator.next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BidiMapDecorator.AbstractOrderedBidiMapDecorator( OrderedBidi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BidiMapDecorator.inverseOrderedBidi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